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3042in" fo:margin-left="0in" fo:margin-right="-0.0049in" table:align="margins"/>
    </style:style>
    <style:style style:name="Table1.A" style:family="table-column">
      <style:table-column-properties style:column-width="2.5097in" style:rel-column-width="17679*"/>
    </style:style>
    <style:style style:name="Table1.B" style:family="table-column">
      <style:table-column-properties style:column-width="5.2021in" style:rel-column-width="36642*"/>
    </style:style>
    <style:style style:name="Table1.C" style:family="table-column">
      <style:table-column-properties style:column-width="0.7972in" style:rel-column-width="5615*"/>
    </style:style>
    <style:style style:name="Table1.D" style:family="table-column">
      <style:table-column-properties style:column-width="0.7951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P1">Flow contro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ut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EBUGALT</text:p>
          </table:table-cell>
          <table:table-cell table:style-name="Table1.A2" office:value-type="string">
            <text:p text:style-name="Table_20_Contents">Prints or outputs the alternat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CHO</text:p>
          </table:table-cell>
          <table:table-cell table:style-name="Table1.A2" office:value-type="string">
            <text:p text:style-name="Table_20_Contents">Pops and prints the top of the stack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a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5" office:value-type="float" office:value="0">
            <text:p text:style-name="Table_20_Contents">0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 to top</text:p>
          </table:table-cell>
          <table:table-cell table:style-name="Table1.C25" office:value-type="float" office:value="1">
            <text:p text:style-name="Table_20_Contents">1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 to top</text:p>
          </table:table-cell>
          <table:table-cell table:style-name="Table1.C25" office:value-type="float" office:value="2">
            <text:p text:style-name="Table_20_Contents">2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5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LTDEPTH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5" office:value-type="float" office:value="0">
            <text:p text:style-name="Table_20_Contents">0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twi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mparis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oole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thematic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4T22:41:25.33</dc:date>
    <dc:creator>William Fries</dc:creator>
    <meta:editing-duration>PT8H56M42S</meta:editing-duration>
    <meta:editing-cycles>18</meta:editing-cycles>
    <meta:generator>OpenOffice/4.1.3$Win32 OpenOffice.org_project/413m1$Build-9783</meta:generator>
    <meta:document-statistic meta:table-count="1" meta:image-count="0" meta:object-count="0" meta:page-count="1" meta:paragraph-count="211" meta:word-count="481" meta:character-count="1991"/>
  </office:meta>
</office:document-meta>
</file>